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B2FAEDCD5A.png" manifest:media-type="image/png"/>
  <manifest:file-entry manifest:full-path="Pictures/100000000000060D00000051144D06CB.png" manifest:media-type="image/png"/>
  <manifest:file-entry manifest:full-path="Pictures/1000000000000CEC000009B10DB262C2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pitch="variable"/>
    <style:font-face style:name="Gill Sans1" svg:font-family="'Gill Sans'" style:font-pitch="variable"/>
    <style:font-face style:name="ヒラギノ角ゴ ProN W31" svg:font-family="'ヒラギノ角ゴ ProN W3'" style:font-pitch="variable"/>
    <style:font-face style:name="IPA Pゴシック2" svg:font-family="'IPA Pゴシック', IPAPGothic" style:font-adornments="標準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FreeSans" svg:font-family="FreeSans" style:font-family-generic="roman" style:font-pitch="variable"/>
    <style:font-face style:name="Gill Sans" svg:font-family="'Gill Sans'" style:font-family-generic="roma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IPA P明朝" svg:font-family="'IPA P明朝', IPAPMincho" style:font-family-generic="roman" style:font-pitch="variable"/>
    <style:font-face style:name="IPA P明朝1" svg:font-family="'IPA P明朝', IPAPMincho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kaoGothic" svg:font-family="TakaoGothic" style:font-adornments="Regular" style:font-family-generic="swiss" style:font-pitch="variable"/>
    <style:font-face style:name="TakaoPGothic2" svg:font-family="Takao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 Pゴシック5" svg:font-family="'IPA Pゴシック'" style:font-family-generic="system" style:font-pitch="variable"/>
    <style:font-face style:name="IPA Pゴシック3" svg:font-family="'IPA Pゴシック', IPAPGothic" style:font-family-generic="system" style:font-pitch="variable"/>
    <style:font-face style:name="IPA Pゴシック4" svg:font-family="'IPA Pゴシック', IPAPGothic" style:font-adornments="標準" style:font-family-generic="system" style:font-pitch="variable"/>
    <style:font-face style:name="IPA P明朝2" svg:font-family="'IPA P明朝', IPAPMincho" style:font-family-generic="system" style:font-pitch="variable"/>
    <style:font-face style:name="IPA P明朝3" svg:font-family="'IPA P明朝', IPAPMincho" style:font-adornments="標準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  <style:font-face style:name="TakaoPGothic" svg:font-family="TakaoPGothic" style:font-family-generic="system" style:font-pitch="variable"/>
    <style:font-face style:name="TakaoPGothic1" svg:font-family="TakaoPGothic" style:font-adornments="標準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notes">
      <style:graphic-properties draw:fill-color="#ffffff" draw:auto-grow-height="true" fo:min-height="13.364cm"/>
    </style:style>
    <style:style style:name="pr2" style:family="presentation" style:parent-style-name="Inspiration-subtitle">
      <style:graphic-properties draw:fill-color="#ffffff" fo:min-height="8.819cm"/>
    </style:style>
    <style:style style:name="pr3" style:family="presentation" style:parent-style-name="Inspiration-subtitle">
      <style:graphic-properties draw:fill-color="#ffffff" fo:min-height="17.2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end"/>
    </style:style>
    <style:style style:name="P3" style:family="paragraph">
      <style:text-properties fo:font-size="60pt" style:font-size-asian="60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6pt" style:font-size-asian="36pt" style:font-size-complex="22pt"/>
    </style:style>
    <style:style style:name="P6" style:family="paragraph">
      <style:paragraph-properties fo:margin-left="0.6cm" fo:margin-right="0cm" fo:text-indent="0cm"/>
      <style:text-properties style:font-size-asian="21.2999992370605pt"/>
    </style:style>
    <style:style style:name="P7" style:family="paragraph">
      <style:text-properties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8" style:family="paragraph">
      <style:text-properties fo:letter-spacing="0.212cm"/>
    </style:style>
    <style:style style:name="P9" style:family="paragraph">
      <style:text-properties fo:font-size="44pt" fo:letter-spacing="0.212cm" style:font-size-asian="44pt" style:font-size-complex="44pt"/>
    </style:style>
    <style:style style:name="P10" style:family="paragraph">
      <style:text-properties fo:color="#009933" fo:font-weight="bold" style:font-weight-asian="bold" style:font-weight-complex="bold"/>
    </style:style>
    <style:style style:name="P11" style:family="paragraph">
      <style:text-properties fo:color="#009933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12" style:family="paragraph">
      <style:text-properties style:use-window-font-color="true" fo:font-size="66pt" fo:font-weight="normal" style:font-weight-asian="normal" style:font-weight-complex="normal"/>
    </style:style>
    <style:style style:name="P13" style:family="paragraph">
      <style:text-properties style:use-window-font-color="true" fo:font-size="66pt" style:text-underline-style="solid" style:text-underline-width="auto" style:text-underline-color="font-color" fo:font-weight="normal" style:font-size-asian="66pt" style:font-weight-asian="normal" style:font-size-complex="66pt" style:font-weight-complex="normal"/>
    </style:style>
    <style:style style:name="P14" style:family="paragraph">
      <style:text-properties style:use-window-font-color="true" fo:font-weight="normal" style:font-weight-asian="normal" style:font-weight-complex="normal"/>
    </style:style>
    <style:style style:name="P15" style:family="paragraph">
      <style:text-properties style:use-window-font-color="true" fo:font-size="60pt" style:text-underline-style="solid" style:text-underline-width="auto" style:text-underline-color="font-color" fo:font-weight="normal" style:font-size-asian="60pt" style:font-weight-asian="normal" style:font-size-complex="36pt" style:font-weight-complex="normal"/>
    </style:style>
    <style:style style:name="P16" style:family="paragraph">
      <style:text-properties fo:font-size="96pt" fo:font-weight="bold" style:font-size-asian="96pt" style:font-weight-asian="bold" style:font-size-complex="60pt" style:font-weight-complex="bold"/>
    </style:style>
    <style:style style:name="P17" style:family="paragraph">
      <style:text-properties style:use-window-font-color="true" fo:font-size="96pt" style:text-underline-style="solid" style:text-underline-width="auto" style:text-underline-color="font-color" fo:font-weight="bold" style:font-size-asian="96pt" style:font-weight-asian="bold" style:font-size-complex="60pt" style:font-weight-complex="bold"/>
    </style:style>
    <style:style style:name="T1" style:family="text">
      <style:text-properties fo:font-size="60pt" style:font-size-asian="60pt" style:font-size-complex="36pt"/>
    </style:style>
    <style:style style:name="T2" style:family="text">
      <style:text-properties fo:font-size="36pt" style:font-size-asian="36pt" style:font-size-complex="22pt"/>
    </style:style>
    <style:style style:name="T3" style:family="text">
      <style:text-properties fo:font-size="66pt" style:text-underline-style="none" fo:font-weight="normal" style:font-size-asian="66pt" style:font-weight-asian="normal" style:font-size-complex="66pt" style:font-weight-complex="normal"/>
    </style:style>
    <style:style style:name="T4" style:family="text">
      <style:text-properties fo:font-size="44pt" fo:letter-spacing="0.212cm" style:font-size-asian="44pt" style:font-size-complex="44pt"/>
    </style:style>
    <style:style style:name="T5" style:family="text">
      <style:text-properties fo:color="#009933" fo:font-size="66pt" style:text-underline-style="none" fo:font-weight="bold" style:font-size-asian="66pt" style:font-weight-asian="bold" style:font-size-complex="66pt" style:font-weight-complex="bold"/>
    </style:style>
    <style:style style:name="T6" style:family="text">
      <style:text-properties style:use-window-font-color="true" fo:font-size="66pt" style:text-underline-style="none" fo:font-weight="normal" style:font-size-asian="66pt" style:font-weight-asian="normal" style:font-size-complex="66pt" style:font-weight-complex="normal"/>
    </style:style>
    <style:style style:name="T7" style:family="text">
      <style:text-properties fo:font-size="96pt" fo:font-weight="bold" style:font-size-asian="96pt" style:font-weight-asian="bold" style:font-size-complex="60pt" style:font-weight-complex="bold"/>
    </style:style>
    <style:style style:name="T8" style:family="text">
      <style:text-properties fo:color="#009933" fo:font-size="96pt" fo:font-weight="bold" style:font-size-asian="96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Inspiration-subtitle" draw:text-style-name="P3" draw:layer="layout" svg:width="25.199cm" svg:height="2.122cm" svg:x="1.533cm" svg:y="8.42cm" presentation:class="subtitle" presentation:user-transformed="true">
          <draw:text-box>
            <text:p text:style-name="P2"><text:span text:style-name="T1">のご紹介</text:span></text:p>
          </draw:text-box>
        </draw:frame>
        <draw:frame draw:style-name="gr2" draw:text-style-name="P4" draw:layer="layout" svg:width="17.705cm" svg:height="5.25cm" svg:x="1.224cm" svg:y="6.216cm">
          <draw:image xlink:href="Pictures/1000020100000258000000B2FAEDCD5A.png" xlink:type="simple" xlink:show="embed" xlink:actuate="onLoad">
            <text:p/>
          </draw:image>
        </draw:frame>
        <draw:frame presentation:style-name="Inspiration-subtitle" draw:text-style-name="P5" draw:layer="layout" svg:width="25.199cm" svg:height="2.758cm" svg:x="1.534cm" svg:y="12.141cm">
          <draw:text-box>
            <text:p text:style-name="P5"><text:span text:style-name="T2">オープンテック・ショーケース・ヒメジ</text:span></text:p>
            <text:p text:style-name="P5"><text:span text:style-name="T2">2014.08.16 SAT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7.39cm">
          <draw:text-box>
            <text:p/>
          </draw:text-box>
        </draw:frame>
        <draw:frame presentation:style-name="pr2" draw:text-style-name="P7" draw:layer="layout" svg:width="25.199cm" svg:height="8.819cm" svg:x="1.383cm" svg:y="8.449cm" presentation:class="subtitle" presentation:user-transformed="true">
          <draw:text-box>
            <text:p><text:span text:style-name="T3">とは</text:span></text:p>
            <text:p><text:span text:style-name="T3">何か</text:span></text:p>
          </draw:text-box>
        </draw:frame>
        <draw:frame draw:style-name="gr2" draw:text-style-name="P4" draw:layer="layout" svg:width="17.705cm" svg:height="5.25cm" svg:x="4.706cm" svg:y="5.759cm">
          <draw:image xlink:href="Pictures/1000020100000258000000B2FAEDCD5A.png" xlink:type="simple" xlink:show="embed" xlink:actuate="onLoad">
            <text:p/>
          </draw:image>
        </draw:frame>
        <draw:frame draw:style-name="gr4" draw:text-style-name="P9" draw:layer="layout" svg:width="13.276cm" svg:height="1.809cm" svg:x="8.401cm" svg:y="5.439cm">
          <draw:text-box>
            <text:p text:style-name="P8"><text:span text:style-name="T4">りぶれ <text:s/>おふぃす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1" draw:layer="layout" svg:width="25.199cm" svg:height="17.259cm" svg:x="1.383cm" svg:y="2.13cm" presentation:class="subtitle" presentation:user-transformed="true">
          <draw:text-box>
            <text:p text:style-name="P10"><text:span text:style-name="T5">オープンソース</text:span></text:p>
            <text:p text:style-name="P10"><text:span text:style-name="T6">の</text:span></text:p>
            <text:p text:style-name="P10"><text:span text:style-name="T6">オフィスソフト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1" draw:layer="layout" svg:width="25.199cm" svg:height="17.259cm" svg:x="1.383cm" svg:y="2.13cm" presentation:class="subtitle" presentation:user-transformed="true">
          <draw:text-box>
            <text:p text:style-name="P10"><text:span text:style-name="T6">オフィスソフト？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1" draw:layer="layout" svg:width="25.199cm" svg:height="17.259cm" svg:x="1.383cm" svg:y="2.13cm" presentation:class="subtitle" presentation:user-transformed="true">
          <draw:text-box>
            <text:p text:style-name="P10"><text:span text:style-name="T6">Microsoft</text:span></text:p>
            <text:p text:style-name="P10"><text:span text:style-name="T6">Office</text:span></text:p>
            <text:p text:style-name="P10"><text:span text:style-name="T6">とかの</text:span></text:p>
            <text:p text:style-name="P10"><text:span text:style-name="T6">ようなソフト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3" draw:layer="layout" svg:width="25.199cm" svg:height="17.259cm" svg:x="1.383cm" svg:y="2.13cm" presentation:class="subtitle" presentation:user-transformed="true">
          <draw:text-box>
            <text:p text:style-name="P12"><text:span text:style-name="T6">Windows</text:span></text:p>
            <text:p text:style-name="P12"><text:span text:style-name="T6">Mac OS X</text:span></text:p>
            <text:p text:style-name="P12"><text:span text:style-name="T6">Linux</text:span></text:p>
            <text:p text:style-name="P12"><text:span text:style-name="T6">で</text:span></text:p>
            <text:p text:style-name="P12"><text:span text:style-name="T6">使えます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1" draw:layer="layout" svg:width="25.199cm" svg:height="17.259cm" svg:x="1.383cm" svg:y="2.13cm" presentation:class="subtitle" presentation:user-transformed="true">
          <draw:text-box>
            <text:p text:style-name="P10"><text:span text:style-name="T6">オープンソース</text:span></text:p>
            <text:p text:style-name="P10"><text:span text:style-name="T6">＝</text:span></text:p>
            <text:p text:style-name="P10"><text:span text:style-name="T6">「いろいろ自由」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1" draw:layer="layout" svg:width="25.199cm" svg:height="17.259cm" svg:x="1.383cm" svg:y="2.13cm" presentation:class="subtitle" presentation:user-transformed="true">
          <draw:text-box>
            <text:p text:style-name="P10"><text:span text:style-name="T6">たとえば？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1" draw:layer="layout" svg:width="25.199cm" svg:height="17.259cm" svg:x="1.383cm" svg:y="2.13cm" presentation:class="subtitle" presentation:user-transformed="true">
          <draw:text-box>
            <text:p text:style-name="P10"><text:span text:style-name="T5">誰でも</text:span></text:p>
            <text:p text:style-name="P10"><text:span text:style-name="T5">配布できる</text:span></text:p>
            <text:p text:style-name="P10"><text:span text:style-name="T6">自由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1" draw:layer="layout" svg:width="25.199cm" svg:height="17.259cm" svg:x="1.383cm" svg:y="2.13cm" presentation:class="subtitle" presentation:user-transformed="true">
          <draw:text-box>
            <text:p text:style-name="P10"><text:span text:style-name="T6">結果として</text:span></text:p>
            <text:p text:style-name="P10"><text:span text:style-name="T5">無償</text:span><text:span text:style-name="T6">で</text:span></text:p>
            <text:p text:style-name="P10"><text:span text:style-name="T6">使えます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3" draw:layer="layout" svg:width="25.199cm" svg:height="17.259cm" svg:x="1.383cm" svg:y="2.13cm" presentation:class="subtitle" presentation:user-transformed="true">
          <draw:text-box>
            <text:p text:style-name="P14"><text:span text:style-name="T5">みんなで</text:span></text:p>
            <text:p text:style-name="P14"><text:span text:style-name="T5">よい物にする</text:span></text:p>
            <text:p text:style-name="P14"><text:span text:style-name="T6">自由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3" draw:layer="layout" svg:width="25.199cm" svg:height="17.259cm" svg:x="1.383cm" svg:y="2.13cm" presentation:class="subtitle" presentation:user-transformed="true">
          <draw:text-box>
            <text:p text:style-name="P14"><text:span text:style-name="T6">例えば</text:span></text:p>
            <text:p text:style-name="P14"><text:span text:style-name="T5">翻訳</text:span></text:p>
            <text:p text:style-name="P14"><text:span text:style-name="T6">とか</text:span></text:p>
            <text:p text:style-name="P14"><text:span text:style-name="T5">プログラムの</text:span></text:p>
            <text:p text:style-name="P14"><text:span text:style-name="T5">間違い直し</text:span></text:p>
            <text:p text:style-name="P14"><text:span text:style-name="T6">とかね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3" draw:layer="layout" svg:width="25.199cm" svg:height="17.259cm" svg:x="1.383cm" svg:y="2.13cm" presentation:class="subtitle" presentation:user-transformed="true">
          <draw:text-box>
            <text:p text:style-name="P14"><text:span text:style-name="T6">みんなで</text:span></text:p>
            <text:p text:style-name="P14"><text:span text:style-name="T6">関わって</text:span></text:p>
            <text:p text:style-name="P14"><text:span text:style-name="T6">みんなで</text:span></text:p>
            <text:p text:style-name="P14"><text:span text:style-name="T6">よくしていける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3" draw:layer="layout" svg:width="25.199cm" svg:height="17.259cm" svg:x="1.383cm" svg:y="2.13cm" presentation:class="subtitle" presentation:user-transformed="true">
          <draw:text-box>
            <text:p text:style-name="P14"><text:span text:style-name="T6">しかも</text:span></text:p>
            <text:p text:style-name="P14"><text:span text:style-name="T6">世界中</text:span></text:p>
            <text:p text:style-name="P14"><text:span text:style-name="T6">みんなで！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5" draw:layer="layout" svg:width="25.199cm" svg:height="17.259cm" svg:x="1.383cm" svg:y="2.13cm" presentation:class="subtitle" presentation:user-transformed="true">
          <draw:text-box>
            <text:p text:style-name="P3"><text:span text:style-name="T1"><text:a xlink:href="http://ja.libreoffice.org/" xlink:type="simple">http://ja.libreoffice.org</text:a></text:span></text:p>
            <text:p text:style-name="P3"><text:span text:style-name="T1">を</text:span></text:p>
            <text:p text:style-name="P3"><text:span text:style-name="T1">今すぐチェック！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32">
        <office:forms form:automatic-focus="false" form:apply-design-mode="false"/>
        <draw:frame draw:style-name="gr1" draw:text-style-name="P1" draw:layer="layout" svg:width="9.186cm" svg:height="1.102cm" svg:x="11.532cm" svg:y="5.99cm">
          <draw:text-box>
            <text:p/>
          </draw:text-box>
        </draw:frame>
        <draw:frame presentation:style-name="pr3" draw:text-style-name="P17" draw:layer="layout" svg:width="25.199cm" svg:height="17.259cm" svg:x="1.383cm" svg:y="2.13cm" presentation:class="subtitle" presentation:user-transformed="true">
          <draw:text-box>
            <text:p text:style-name="P16"><text:span text:style-name="T7">本日は</text:span></text:p>
            <text:p text:style-name="P16"><text:span text:style-name="T8">DVD</text:span><text:span text:style-name="T7">も</text:span></text:p>
            <text:p text:style-name="P16"><text:span text:style-name="T7">配布してます</text:span><text:span text:style-name="T7">!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pitch="variable"/>
    <style:font-face style:name="Gill Sans1" svg:font-family="'Gill Sans'" style:font-pitch="variable"/>
    <style:font-face style:name="ヒラギノ角ゴ ProN W31" svg:font-family="'ヒラギノ角ゴ ProN W3'" style:font-pitch="variable"/>
    <style:font-face style:name="IPA Pゴシック2" svg:font-family="'IPA Pゴシック', IPAPGothic" style:font-adornments="標準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FreeSans" svg:font-family="FreeSans" style:font-family-generic="roman" style:font-pitch="variable"/>
    <style:font-face style:name="Gill Sans" svg:font-family="'Gill Sans'" style:font-family-generic="roma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IPA P明朝" svg:font-family="'IPA P明朝', IPAPMincho" style:font-family-generic="roman" style:font-pitch="variable"/>
    <style:font-face style:name="IPA P明朝1" svg:font-family="'IPA P明朝', IPAPMincho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kaoGothic" svg:font-family="TakaoGothic" style:font-adornments="Regular" style:font-family-generic="swiss" style:font-pitch="variable"/>
    <style:font-face style:name="TakaoPGothic2" svg:font-family="Takao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 Pゴシック5" svg:font-family="'IPA Pゴシック'" style:font-family-generic="system" style:font-pitch="variable"/>
    <style:font-face style:name="IPA Pゴシック3" svg:font-family="'IPA Pゴシック', IPAPGothic" style:font-family-generic="system" style:font-pitch="variable"/>
    <style:font-face style:name="IPA Pゴシック4" svg:font-family="'IPA Pゴシック', IPAPGothic" style:font-adornments="標準" style:font-family-generic="system" style:font-pitch="variable"/>
    <style:font-face style:name="IPA P明朝2" svg:font-family="'IPA P明朝', IPAPMincho" style:font-family-generic="system" style:font-pitch="variable"/>
    <style:font-face style:name="IPA P明朝3" svg:font-family="'IPA P明朝', IPAPMincho" style:font-adornments="標準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  <style:font-face style:name="TakaoPGothic" svg:font-family="TakaoPGothic" style:font-family-generic="system" style:font-pitch="variable"/>
    <style:font-face style:name="TakaoPGothic1" svg:font-family="TakaoPGothic" style:font-adornments="標準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  <style:style style:name="Impress4ja-background" style:family="presentation">
      <style:graphic-properties draw:stroke="none" draw:fill="none"/>
      <style:text-properties style:letter-kerning="true"/>
    </style:style>
    <style:style style:name="Impress4ja-backgroundobjects" style:family="presentation">
      <style:graphic-properties draw:shadow="hidden" draw:shadow-offset-x="0.3cm" draw:shadow-offset-y="0.3cm" draw:shadow-color="#808080"/>
      <style:text-properties style:font-name="IPA P明朝1" fo:font-family="'IPA P明朝', IPAPMincho" style:font-style-name="標準" style:font-family-generic="roman" style:font-pitch="variable" style:letter-kerning="true" style:font-name-asian="IPA P明朝1" style:font-family-asian="'IPA P明朝', IPAPMincho" style:font-style-name-asian="標準" style:font-family-generic-asian="roman" style:font-pitch-asian="variable"/>
    </style:style>
    <style:style style:name="Impress4ja-notes" style:family="presentation">
      <style:graphic-properties draw:stroke="none" draw:fill="none">
        <text:list-style style:name="Impress4j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20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press4ja-outline1" style:family="presentation">
      <style:graphic-properties draw:stroke="none" draw:fill="none">
        <text:list-style style:name="Impress4j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32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press4ja-outline2" style:family="presentation" style:parent-style-name="Impress4j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Impress4ja-outline3" style:family="presentation" style:parent-style-name="Impress4ja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Impress4ja-outline4" style:family="presentation" style:parent-style-name="Impress4j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Impress4ja-outline5" style:family="presentation" style:parent-style-name="Impress4j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Impress4ja-outline6" style:family="presentation" style:parent-style-name="Impress4j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Impress4ja-outline7" style:family="presentation" style:parent-style-name="Impress4j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Impress4ja-outline8" style:family="presentation" style:parent-style-name="Impress4j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Impress4ja-outline9" style:family="presentation" style:parent-style-name="Impress4j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Impress4ja-subtitle" style:family="presentation">
      <style:graphic-properties draw:stroke="none" draw:fill="none" draw:textarea-vertical-align="middle">
        <text:list-style style:name="Impress4j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32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press4ja-title" style:family="presentation">
      <style:graphic-properties draw:stroke="none" draw:fill="none" draw:textarea-vertical-align="middle">
        <text:list-style style:name="Impress4j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44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8.1000003814697pt" style:font-style-asian="normal" style:font-weight-asian="normal" style:font-name-complex="DejaVu Sans3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8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5.998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398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799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font-name-asian="DejaVu Sans4" style:font-family-asian="'DejaVu Sans'" style:font-pitch-asian="variable" style:font-size-asian="12pt" style:font-style-asian="normal" style:font-weight-asian="normal" style:font-name-complex="DejaVu Sans4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8.1000003814697pt" style:font-style-asian="normal" style:font-weight-asian="normal" style:font-name-complex="DejaVu Sans3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FreeSans1" fo:font-family="FreeSans" style:font-family-generic="swiss" style:font-pitch="variable" fo:font-size="22pt" fo:font-style="normal" fo:text-shadow="none" style:text-underline-style="none" fo:font-weight="normal" style:font-name-asian="ヒラギノ角ゴ ProN W31" style:font-family-asian="'ヒラギノ角ゴ ProN W3'" style:font-pitch-asian="variable" style:font-size-asian="22pt" style:font-style-asian="normal" style:font-weight-asian="normal" style:font-name-complex="ヒラギノ角ゴ ProN W31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2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line-through-type="none" style:text-position="0% 100%" style:font-name="FreeSans1" fo:font-family="FreeSans" style:font-family-generic="swiss" style:font-pitch="variable" fo:font-size="22pt" fo:font-style="normal" fo:text-shadow="none" style:text-underline-style="none" fo:font-weight="normal" style:font-name-asian="ヒラギノ角ゴ ProN W31" style:font-family-asian="'ヒラギノ角ゴ ProN W3'" style:font-pitch-asian="variable" style:font-size-asian="22pt" style:font-style-asian="normal" style:font-weight-asian="normal" style:font-name-complex="ヒラギノ角ゴ ProN W31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line-through-type="none" style:text-position="0% 100%" style:font-name="FreeSans1" fo:font-family="FreeSans" style:font-family-generic="swiss" style:font-pitch="variable" fo:font-size="22pt" fo:font-style="normal" fo:text-shadow="none" style:text-underline-style="none" fo:font-weight="normal" style:font-name-asian="ヒラギノ角ゴ ProN W31" style:font-family-asian="'ヒラギノ角ゴ ProN W3'" style:font-pitch-asian="variable" style:font-size-asian="22pt" style:font-style-asian="normal" style:font-weight-asian="normal" style:font-name-complex="ヒラギノ角ゴ ProN W31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line-through-type="none" style:text-position="0% 100%" style:font-name="FreeSans1" fo:font-family="FreeSans" style:font-family-generic="swiss" style:font-pitch="variable" fo:font-size="22pt" fo:font-style="normal" fo:text-shadow="none" style:text-underline-style="none" fo:font-weight="normal" style:font-name-asian="ヒラギノ角ゴ ProN W31" style:font-family-asian="'ヒラギノ角ゴ ProN W3'" style:font-pitch-asian="variable" style:font-size-asian="22pt" style:font-style-asian="normal" style:font-weight-asian="normal" style:font-name-complex="ヒラギノ角ゴ ProN W31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1" fo:font-family="FreeSans" style:font-family-generic="swiss" style:font-pitch="variable" fo:font-size="22pt" fo:font-style="normal" fo:text-shadow="none" style:text-underline-style="none" fo:font-weight="normal" style:font-name-asian="ヒラギノ角ゴ ProN W31" style:font-family-asian="'ヒラギノ角ゴ ProN W3'" style:font-pitch-asian="variable" style:font-size-asian="22pt" style:font-style-asian="normal" style:font-weight-asian="normal" style:font-name-complex="ヒラギノ角ゴ ProN W31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1" fo:font-family="FreeSans" style:font-family-generic="swiss" style:font-pitch="variable" fo:font-size="22pt" fo:font-style="normal" fo:text-shadow="none" style:text-underline-style="none" fo:font-weight="normal" style:font-name-asian="ヒラギノ角ゴ ProN W31" style:font-family-asian="'ヒラギノ角ゴ ProN W3'" style:font-pitch-asian="variable" style:font-size-asian="22pt" style:font-style-asian="normal" style:font-weight-asian="normal" style:font-name-complex="ヒラギノ角ゴ ProN W31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1" fo:font-family="FreeSans" style:font-family-generic="swiss" style:font-pitch="variable" fo:font-size="22pt" fo:font-style="normal" fo:text-shadow="none" style:text-underline-style="none" fo:font-weight="normal" style:font-name-asian="ヒラギノ角ゴ ProN W31" style:font-family-asian="'ヒラギノ角ゴ ProN W3'" style:font-pitch-asian="variable" style:font-size-asian="22pt" style:font-style-asian="normal" style:font-weight-asian="normal" style:font-name-complex="ヒラギノ角ゴ ProN W31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1" fo:font-family="FreeSans" style:font-family-generic="swiss" style:font-pitch="variable" fo:font-size="22pt" fo:font-style="normal" fo:text-shadow="none" style:text-underline-style="none" fo:font-weight="normal" style:font-name-asian="ヒラギノ角ゴ ProN W31" style:font-family-asian="'ヒラギノ角ゴ ProN W3'" style:font-pitch-asian="variable" style:font-size-asian="22pt" style:font-style-asian="normal" style:font-weight-asian="normal" style:font-name-complex="ヒラギノ角ゴ ProN W31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1" fo:font-family="FreeSans" style:font-family-generic="swiss" style:font-pitch="variable" fo:font-size="22pt" fo:font-style="normal" fo:text-shadow="none" style:text-underline-style="none" fo:font-weight="normal" style:font-name-asian="ヒラギノ角ゴ ProN W31" style:font-family-asian="'ヒラギノ角ゴ ProN W3'" style:font-pitch-asian="variable" style:font-size-asian="22pt" style:font-style-asian="normal" style:font-weight-asian="normal" style:font-name-complex="ヒラギノ角ゴ ProN W31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54pt" fo:font-style="normal" fo:text-shadow="none" style:text-underline-style="none" fo:font-weight="normal" style:font-name-asian="TakaoPGothic2" style:font-family-asian="TakaoPGothic" style:font-style-name-asian="標準" style:font-family-generic-asian="swiss" style:font-pitch-asian="variable" style:font-size-asian="54pt" style:font-style-asian="normal" style:font-weight-asian="normal" style:font-name-complex="ヒラギノ角ゴ ProN W31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FreeSans1" fo:font-family="FreeSans" style:font-family-generic="swiss" style:font-pitch="variable" fo:font-size="56.0999984741211pt" fo:font-style="normal" fo:text-shadow="none" style:text-underline-style="none" fo:font-weight="normal" style:font-name-asian="ヒラギノ角ゴ ProN W31" style:font-family-asian="'ヒラギノ角ゴ ProN W3'" style:font-pitch-asian="variable" style:font-size-asian="48pt" style:font-style-asian="normal" style:font-weight-asian="normal" style:font-name-complex="ヒラギノ角ゴ ProN W31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54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Impress4ja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4ja-backgroundobjects">
      <style:graphic-properties draw:stroke="none" draw:fill="none" draw:fill-color="#ffffff" draw:auto-grow-height="false" fo:min-height="1.397cm"/>
    </style:style>
    <style:style style:name="Mpr3" style:family="presentation" style:parent-style-name="Impress4j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uman-title">
      <style:graphic-properties draw:fill-color="#ffffff" draw:auto-grow-height="false" fo:min-height="3.507cm"/>
    </style:style>
    <style:style style:name="Mpr5" style:family="presentation" style:parent-style-name="Human-outline1">
      <style:graphic-properties draw:fill-color="#ffffff" draw:auto-grow-height="false" fo:min-height="13.86cm"/>
    </style:style>
    <style:style style:name="Mpr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nspiration-title">
      <style:graphic-properties draw:auto-grow-height="false" fo:min-height="3.507cm"/>
    </style:style>
    <style:style style:name="Mpr10" style:family="presentation" style:parent-style-name="Inspiration-outline1">
      <style:graphic-properties fo:min-height="12.18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.001cm" svg:y="0.00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cm" svg:y="0.00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.001cm" svg:y="19.9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cm" svg:y="19.949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Impress4ja" style:page-layout-name="PM1" draw:style-name="Mdp1">
      <draw:frame presentation:style-name="Impress4ja-title" draw:layer="backgroundobjects" svg:width="25.199cm" svg:height="3.506cm" svg:x="1.4cm" svg:y="0.837cm" presentation:class="title" presentation:placeholder="true">
        <draw:text-box/>
      </draw:frame>
      <draw:frame presentation:style-name="Impress4j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Impress4ja-title" draw:layer="backgroundobjects" svg:width="13.586cm" svg:height="11.136cm" svg:x="3.705cm" svg:y="2.256cm" presentation:class="page"/>
        <draw:frame presentation:style-name="Impress4ja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Ubuntu" style:page-layout-name="PM1" draw:style-name="Mdp3">
      <draw:frame presentation:style-name="Ubuntu-outline1" draw:layer="backgroundobjects" svg:width="25.593cm" svg:height="12.179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6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6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2">
        <draw:rect draw:style-name="Mgr4" draw:text-style-name="MP6" draw:layer="backgroundobjects" svg:width="21cm" svg:height="29.7cm" svg:x="0cm" svg:y="0cm">
          <text:p/>
        </draw:rect>
        <draw:page-thumbnail presentation:style-name="Ubuntu-title" draw:layer="backgroundobjects" svg:width="36.128cm" svg:height="40.576cm" svg:x="-36.128cm" svg:y="-38.316cm" presentation:class="page"/>
        <draw:frame presentation:style-name="Ubuntu-notes" draw:layer="backgroundobjects" svg:width="16.796cm" svg:height="13.361cm" svg:x="2.1cm" svg:y="14.107cm" presentation:class="notes" presentation:placeholder="true">
          <draw:text-box/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6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9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10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7" draw:layer="backgroundobjects" svg:width="6.523cm" svg:height="1.448cm" svg:x="1.4cm" svg:y="18.2cm" presentation:class="date-time">
        <draw:text-box>
          <text:p text:style-name="MP7"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8.2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9" draw:layer="backgroundobjects" svg:width="6.523cm" svg:height="1.448cm" svg:x="20.076cm" svg:y="18.152cm" presentation:class="page-number">
        <draw:text-box>
          <text:p text:style-name="MP9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3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3-19T10:37:21</meta:creation-date>
    <meta:editing-cycles>1</meta:editing-cycles>
    <meta:editing-duration>P0D</meta:editing-duration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